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e32" officeooo:paragraph-rsid="00174e3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EUR(<text:span text:style-name="T1">joueurID,</text:span><text:span text:style-name="T2">pseudo,adresseMail,anneeNaissance)</text:span></text:p>
      <text:p text:style-name="P1"><text:span text:style-name="T2">PARTIE(</text:span><text:span text:style-name="T1">partieID,</text:span><text:span text:style-name="T2">#joueurID_a,#joueurID_g)</text:span></text:p>
      <text:p text:style-name="P1"><text:span text:style-name="T2">COUP(</text:span><text:span text:style-name="T1">numCase</text:span><text:span text:style-name="T2">)</text:span></text:p>
      <text:p text:style-name="P1"><text:span text:style-name="T2">CALENDRIER(</text:span><text:span text:style-name="T1">datePartie</text:span><text:span text:style-name="T2">)</text:span></text:p>
      <text:p text:style-name="P1"><text:span text:style-name="T2"/></text:p>
      <text:p text:style-name="P1"><text:span text:style-name="T2">rencontrer(</text:span><text:span text:style-name="T1">#joueur1ID_r,#joueur2ID_r</text:span><text:span text:style-name="T2">)</text:span></text:p>
      <text:p text:style-name="P1"><text:span text:style-name="T2">placer(</text:span><text:span text:style-name="T1">#joueurID_p, #partieID_p, #numCase_p</text:span><text:span text:style-name="T2">,numCoup)</text:span></text:p>
      <text:p text:style-name="P1"><text:span text:style-name="T2">jouer(</text:span><text:span text:style-name="T1">#joueurID_j, #partieID_j, #datePartie_j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7:17:30.475633337</meta:creation-date>
    <dc:date>2017-05-21T17:26:20.402044404</dc:date>
    <meta:editing-duration>PT8M52S</meta:editing-duration>
    <meta:editing-cycles>1</meta:editing-cycles>
    <meta:document-statistic meta:table-count="0" meta:image-count="0" meta:object-count="0" meta:page-count="1" meta:paragraph-count="7" meta:word-count="11" meta:character-count="260" meta:non-whitespace-character-count="256"/>
    <meta:generator>LibreOffice/5.1.6.2$Linux_X86_64 LibreOffice_project/10m0$Build-2</meta:generator>
  </office:meta>
</office:document-meta>
</file>